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NewRomanPSMT" fo:font-size="12pt"/>
    </style:style>
    <style:style style:name="P2" style:family="paragraph" style:parent-style-name="Heading_20_1" style:list-style-name="Numbering_20_2">
      <style:paragraph-properties fo:break-before="page"/>
    </style:style>
    <style:style style:name="P3" style:family="paragraph" style:parent-style-name="Heading_20_1" style:list-style-name="Numbering_20_2"/>
    <style:style style:name="P4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Standard">
      <style:text-properties style:font-name="TimesNewRomanPSMT" fo:font-size="12pt" style:font-size-asian="12pt" style:font-size-complex="12pt"/>
    </style:style>
    <style:style style:name="P12" style:family="paragraph" style:parent-style-name="Standard">
      <style:text-properties style:font-name="Courier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 fo:margin-top="0in" fo:margin-bottom="0in"/>
      <style:text-properties style:font-name="Courier" fo:font-size="8pt" style:font-size-asian="8pt" style:font-size-complex="8pt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Standard">
      <style:text-properties style:font-name="TimesNewRomanPSMT" fo:font-size="12pt"/>
    </style:style>
    <style:style style:name="P25" style:family="paragraph" style:parent-style-name="Standard">
      <style:paragraph-properties fo:margin-top="0in" fo:margin-bottom="0in"/>
      <style:text-properties style:font-name="Courier" fo:font-size="8pt" style:font-size-asian="8pt" style:font-size-complex="8pt"/>
    </style:style>
    <style:style style:name="P26" style:family="paragraph" style:parent-style-name="Heading_20_1" style:list-style-name="Numbering_20_2"/>
    <style:style style:name="P27" style:family="paragraph" style:parent-style-name="Heading_20_1" style:list-style-name="Numbering_20_2">
      <style:paragraph-properties fo:break-before="page"/>
    </style:style>
    <style:style style:name="P28" style:family="paragraph" style:parent-style-name="Heading_20_1" style:master-page-name="First_20_Page">
      <style:paragraph-properties style:page-number="auto"/>
    </style:style>
    <style:style style:name="P29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0" style:family="paragraph">
      <style:paragraph-properties style:writing-mode="lr-tb"/>
    </style:style>
    <style:style style:name="P3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0450198181280" text:id="ct140450198181280">
          <text:insertion>
            <office:change-info>
              <dc:creator>Bob Jacobsen</dc:creator>
              <dc:date>2015-02-07T15:54:00</dc:date>
            </office:change-info>
          </text:insertion>
        </text:changed-region>
        <text:changed-region xml:id="ct140450198186864" text:id="ct140450198186864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140450198148880" text:id="ct140450198148880">
          <text:deletion>
            <office:change-info>
              <dc:creator>D.E. Goodman-Wilson</dc:creator>
              <dc:date>2014-09-19T10:39:00</dc:date>
            </office:change-info>
            <text:p text:style-name="Standard">Minimal introductory material, only the stuff that's absolutely needed to understand the Standard</text:p>
          </text:deletion>
        </text:changed-region>
        <text:changed-region xml:id="ct140450198147200" text:id="ct140450198147200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40450198147392" text:id="ct140450198147392">
          <text:deletion>
            <office:change-info>
              <dc:creator>Bob Jacobsen</dc:creator>
              <dc:date>2015-02-07T15:31:00</dc:date>
            </office:change-info>
            <text:p text:style-name="Standard">storage</text:p>
          </text:deletion>
        </text:changed-region>
        <text:changed-region xml:id="ct140450198142992" text:id="ct140450198142992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40450198147584" text:id="ct140450198147584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40450198109152" text:id="ct140450198109152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40450198147776" text:id="ct140450198147776">
          <text:deletion>
            <office:change-info>
              <dc:creator>Bob Jacobsen</dc:creator>
              <dc:date>2015-02-07T15:31:00</dc:date>
            </office:change-info>
            <text:p text:style-name="Standard">d</text:p>
          </text:deletion>
        </text:changed-region>
        <text:changed-region xml:id="ct140450198109440" text:id="ct140450198109440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40450198141920" text:id="ct140450198141920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40450198113424" text:id="ct140450198113424">
          <text:deletion>
            <office:change-info>
              <dc:creator>D.E. Goodman-Wilson</dc:creator>
              <dc:date>2014-09-19T10:40:00</dc:date>
            </office:change-info>
            <text:p text:style-name="Standard">.</text:p>
          </text:deletion>
        </text:changed-region>
        <text:changed-region xml:id="ct140450198140272" text:id="ct140450198140272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40450198112592" text:id="ct140450198112592">
          <text:insertion>
            <office:change-info>
              <dc:creator>Bob Jacobsen</dc:creator>
              <dc:date>2015-02-07T15:31:00</dc:date>
            </office:change-info>
          </text:insertion>
        </text:changed-region>
        <text:changed-region xml:id="ct140450198114192" text:id="ct140450198114192">
          <text:deletion>
            <office:change-info>
              <dc:creator>Bob Jacobsen</dc:creator>
              <dc:date>2015-02-07T15:21:00</dc:date>
            </office:change-info>
            <text:p text:style-name="Standard">Intended</text:p>
          </text:deletion>
        </text:changed-region>
        <text:changed-region xml:id="ct140450198113952" text:id="ct140450198113952">
          <text:deletion>
            <office:change-info>
              <dc:creator>D.E. Goodman-Wilson</dc:creator>
              <dc:date>2014-09-19T10:41:00</dc:date>
            </office:change-info>
            <text:p text:style-name="Standard">Any limitations to the area of use of the Standard</text:p>
          </text:deletion>
        </text:changed-region>
        <text:changed-region xml:id="ct140450198140464" text:id="ct140450198140464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40450198113616" text:id="ct140450198113616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40450198140656" text:id="ct140450198140656">
          <text:deletion>
            <office:change-info>
              <dc:creator>Bob Jacobsen</dc:creator>
              <dc:date>2015-02-07T15:22:00</dc:date>
            </office:change-info>
            <text:p text:style-name="Standard"><text:s/>to </text:p>
          </text:deletion>
        </text:changed-region>
        <text:changed-region xml:id="ct140450198140848" text:id="ct140450198140848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40450198155616" text:id="ct140450198155616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40450198117600" text:id="ct140450198117600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40450198117792" text:id="ct140450198117792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40450198156192" text:id="ct140450198156192">
          <text:deletion>
            <office:change-info>
              <dc:creator>Bob Jacobsen</dc:creator>
              <dc:date>2015-02-07T15:22:00</dc:date>
            </office:change-info>
            <text:p text:style-name="Standard">.</text:p>
          </text:deletion>
        </text:changed-region>
        <text:changed-region xml:id="ct140450198156000" text:id="ct140450198156000">
          <text:deletion>
            <office:change-info>
              <dc:creator>D.E. Goodman-Wilson</dc:creator>
              <dc:date>2014-09-19T10:41:00</dc:date>
            </office:change-info>
            <text:p text:style-name="Standard">.</text:p>
          </text:deletion>
        </text:changed-region>
        <text:changed-region xml:id="ct140450198155808" text:id="ct140450198155808">
          <text:deletion>
            <office:change-info>
              <dc:creator>Bob Jacobsen</dc:creator>
              <dc:date>2015-02-07T15:22:00</dc:date>
            </office:change-info>
            <text:p text:style-name="Standard">s</text:p>
          </text:deletion>
        </text:changed-region>
        <text:changed-region xml:id="ct140450198152000" text:id="ct140450198152000">
          <text:insertion>
            <office:change-info>
              <dc:creator>Bob Jacobsen</dc:creator>
              <dc:date>2015-02-07T15:22:00</dc:date>
            </office:change-info>
          </text:insertion>
        </text:changed-region>
        <text:changed-region xml:id="ct140450198152192" text:id="ct140450198152192">
          <text:insertion>
            <office:change-info>
              <dc:creator>Bob Jacobsen</dc:creator>
              <dc:date>2015-02-07T15:21:00</dc:date>
            </office:change-info>
          </text:insertion>
        </text:changed-region>
        <text:changed-region xml:id="ct140450198156608" text:id="ct140450198156608">
          <text:deletion>
            <office:change-info>
              <dc:creator>Bob Jacobsen</dc:creator>
              <dc:date>2015-02-07T15:27:00</dc:date>
            </office:change-info>
            <text:h text:style-name="Heading_20_1" text:outline-level="1">Normative</text:h>
          </text:deletion>
        </text:changed-region>
        <text:changed-region xml:id="ct140450198156800" text:id="ct140450198156800">
          <text:insertion>
            <office:change-info>
              <dc:creator>Bob Jacobsen</dc:creator>
              <dc:date>2015-02-07T15:27:00</dc:date>
            </office:change-info>
          </text:insertion>
        </text:changed-region>
        <text:changed-region xml:id="ct140450198124528" text:id="ct140450198124528">
          <text:deletion>
            <office:change-info>
              <dc:creator>D.E. Goodman-Wilson</dc:creator>
              <dc:date>2014-09-19T10:46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40450198153216" text:id="ct140450198153216">
          <text:deletion>
            <office:change-info>
              <dc:creator>D.E. Goodman-Wilson</dc:creator>
              <dc:date>2014-09-19T10:42:00</dc:date>
            </office:change-info>
            <text:h text:style-name="Heading_20_1" text:outline-level="1">Citations to other docs, as needed.</text:h>
          </text:deletion>
        </text:changed-region>
        <text:changed-region xml:id="ct140450198160032" text:id="ct140450198160032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140450198167312" text:id="ct140450198167312">
          <text:deletion>
            <office:change-info>
              <dc:creator>D.E. Goodman-Wilson</dc:creator>
              <dc:date>2014-09-19T10:42:00</dc:date>
            </office:change-info>
            <text:p text:style-name="Standard"/>
            <text:p text:style-name="Standard"/>
          </text:deletion>
        </text:changed-region>
        <text:changed-region xml:id="ct140450198160224" text:id="ct140450198160224">
          <text:insertion>
            <office:change-info>
              <dc:creator>Bob Jacobsen</dc:creator>
              <dc:date>2015-02-07T15:24:00</dc:date>
            </office:change-info>
          </text:insertion>
        </text:changed-region>
        <text:changed-region xml:id="ct140450210861760" text:id="ct140450210861760">
          <text:insertion>
            <office:change-info>
              <dc:creator>Bob Jacobsen</dc:creator>
              <dc:date>2015-02-08T11:38:00</dc:date>
            </office:change-info>
          </text:insertion>
        </text:changed-region>
        <text:changed-region xml:id="ct140450198170064" text:id="ct140450198170064">
          <text:insertion>
            <office:change-info>
              <dc:creator>Bob Jacobsen</dc:creator>
              <dc:date>2015-02-07T15:25:00</dc:date>
            </office:change-info>
          </text:insertion>
        </text:changed-region>
        <text:changed-region xml:id="ct140450216421584" text:id="ct140450216421584">
          <text:insertion>
            <office:change-info>
              <dc:creator>Bob Jacobsen</dc:creator>
              <dc:date>2015-02-08T11:38:00</dc:date>
            </office:change-info>
          </text:insertion>
        </text:changed-region>
        <text:changed-region xml:id="ct140450198174736" text:id="ct140450198174736">
          <text:insertion>
            <office:change-info>
              <dc:creator>Bob Jacobsen</dc:creator>
              <dc:date>2015-02-07T15:52:00</dc:date>
            </office:change-info>
          </text:insertion>
        </text:changed-region>
        <text:changed-region xml:id="ct140450198181840" text:id="ct140450198181840">
          <text:insertion>
            <office:change-info>
              <dc:creator>Bob Jacobsen</dc:creator>
              <dc:date>2015-02-07T15:53:00</dc:date>
            </office:change-info>
          </text:insertion>
        </text:changed-region>
        <text:changed-region xml:id="ct140450198185232" text:id="ct140450198185232">
          <text:insertion>
            <office:change-info>
              <dc:creator>Bob Jacobsen</dc:creator>
              <dc:date>2015-02-07T15:55:00</dc:date>
            </office:change-info>
          </text:insertion>
        </text:changed-region>
        <text:changed-region xml:id="ct140450198172704" text:id="ct140450198172704">
          <text:deletion>
            <office:change-info>
              <dc:creator>Bob Jacobsen</dc:creator>
              <dc:date>2015-02-07T15:59:00</dc:date>
            </office:change-info>
            <text:h text:style-name="Heading_20_1" text:outline-level="1">Format</text:h>
          </text:deletion>
        </text:changed-region>
        <text:changed-region xml:id="ct140450198185536" text:id="ct140450198185536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140450198128224" text:id="ct140450198128224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40450198195024" text:id="ct140450198195024">
          <text:insertion>
            <office:change-info>
              <dc:creator>Bob Jacobsen</dc:creator>
              <dc:date>2015-02-07T15:59:00</dc:date>
            </office:change-info>
          </text:insertion>
        </text:changed-region>
        <text:changed-region xml:id="ct140450198188912" text:id="ct140450198188912">
          <text:insertion>
            <office:change-info>
              <dc:creator>Bob Jacobsen</dc:creator>
              <dc:date>2015-02-07T16:03:00</dc:date>
            </office:change-info>
          </text:insertion>
        </text:changed-region>
        <text:changed-region xml:id="ct140450198195456" text:id="ct140450198195456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140450198196080" text:id="ct140450198196080">
          <text:insertion>
            <office:change-info>
              <dc:creator>Bob Jacobsen</dc:creator>
              <dc:date>2015-02-07T15:46:00</dc:date>
            </office:change-info>
          </text:insertion>
        </text:changed-region>
        <text:changed-region xml:id="ct140450198184880" text:id="ct140450198184880">
          <text:insertion>
            <office:change-info>
              <dc:creator>Bob Jacobsen</dc:creator>
              <dc:date>2015-02-07T15:47:00</dc:date>
            </office:change-info>
          </text:insertion>
        </text:changed-region>
        <text:changed-region xml:id="ct140450194756352" text:id="ct140450194756352">
          <text:insertion>
            <office:change-info>
              <dc:creator>Bob Jacobsen</dc:creator>
              <dc:date>2015-02-07T15:48:00</dc:date>
            </office:change-info>
          </text:insertion>
        </text:changed-region>
        <text:changed-region xml:id="ct140450194757568" text:id="ct140450194757568">
          <text:insertion>
            <office:change-info>
              <dc:creator>Bob Jacobsen</dc:creator>
              <dc:date>2015-02-07T16:05:00</dc:date>
            </office:change-info>
          </text:insertion>
        </text:changed-region>
        <text:changed-region xml:id="ct140450194755248" text:id="ct140450194755248">
          <text:insertion>
            <office:change-info>
              <dc:creator>Bob Jacobsen</dc:creator>
              <dc:date>2015-02-07T16:08:00</dc:date>
            </office:change-info>
          </text:insertion>
        </text:changed-region>
        <text:changed-region xml:id="ct140450194762336" text:id="ct140450194762336">
          <text:insertion>
            <office:change-info>
              <dc:creator>Bob Jacobsen</dc:creator>
              <dc:date>2015-02-07T16:09:00</dc:date>
            </office:change-info>
          </text:insertion>
        </text:changed-region>
        <text:changed-region xml:id="ct140450194757248" text:id="ct140450194757248">
          <text:insertion>
            <office:change-info>
              <dc:creator>Bob Jacobsen</dc:creator>
              <dc:date>2015-02-07T16:14:00</dc:date>
            </office:change-info>
          </text:insertion>
        </text:changed-region>
        <text:changed-region xml:id="ct140450194763152" text:id="ct140450194763152">
          <text:insertion>
            <office:change-info>
              <dc:creator>Bob Jacobsen</dc:creator>
              <dc:date>2015-02-07T17:05:00</dc:date>
            </office:change-info>
          </text:insertion>
        </text:changed-region>
        <text:changed-region xml:id="ct140450194759168" text:id="ct14045019475916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40450194758016" text:id="ct140450194758016">
          <text:deletion>
            <office:change-info>
              <dc:creator>Bob Jacobsen</dc:creator>
              <dc:date>2015-02-07T15:44:00</dc:date>
            </office:change-info>
            <text:h text:style-name="Heading_20_2" text:outline-level="2">Use of XML</text:h>
          </text:deletion>
        </text:changed-region>
        <text:changed-region xml:id="ct140450194758288" text:id="ct140450194758288">
          <text:insertion>
            <office:change-info>
              <dc:creator>Bob Jacobsen</dc:creator>
              <dc:date>2015-02-07T15:57:00</dc:date>
            </office:change-info>
          </text:insertion>
        </text:changed-region>
        <text:changed-region xml:id="ct140450194759392" text:id="ct140450194759392">
          <text:insertion>
            <office:change-info>
              <dc:creator>Bob Jacobsen</dc:creator>
              <dc:date>2015-02-07T15:44:00</dc:date>
            </office:change-info>
          </text:insertion>
        </text:changed-region>
        <text:changed-region xml:id="ct140450194759584" text:id="ct140450194759584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140450194760016" text:id="ct140450194760016">
          <text:insertion>
            <office:change-info>
              <dc:creator>Bob Jacobsen</dc:creator>
              <dc:date>2015-02-07T15:26:00</dc:date>
            </office:change-info>
          </text:insertion>
        </text:changed-region>
        <text:changed-region xml:id="ct140450194766752" text:id="ct140450194766752">
          <text:insertion>
            <office:change-info>
              <dc:creator>Bob Jacobsen</dc:creator>
              <dc:date>2015-02-07T17:10:00</dc:date>
            </office:change-info>
          </text:insertion>
        </text:changed-region>
        <text:changed-region xml:id="ct140450194767216" text:id="ct140450194767216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140450194767728" text:id="ct140450194767728">
          <text:deletion>
            <office:change-info>
              <dc:creator>Bob Jacobsen</dc:creator>
              <dc:date>2015-02-07T17:11:00</dc:date>
            </office:change-info>
            <text:h text:style-name="Heading_20_2" text:outline-level="2"/>
            <text:h text:style-name="Heading_20_2" text:outline-level="2">Other stuff</text:h>
            <text:p text:style-name="Standard"/>
          </text:deletion>
        </text:changed-region>
        <text:changed-region xml:id="ct140450194767456" text:id="ct140450194767456">
          <text:deletion>
            <office:change-info>
              <dc:creator>Bob Jacobsen</dc:creator>
              <dc:date>2015-02-07T16:12:00</dc:date>
            </office:change-info>
            <text:p text:style-name="Standard"/>
            <text:h text:style-name="Heading_20_2" text:outline-level="2">CDI is constant</text:h>
          </text:deletion>
        </text:changed-region>
        <text:changed-region xml:id="ct140450194768608" text:id="ct140450194768608">
          <text:deletion>
            <office:change-info>
              <dc:creator>Bob Jacobsen</dc:creator>
              <dc:date>2015-02-07T17:11:00</dc:date>
            </office:change-info>
            <text:h text:style-name="Heading_20_1" text:outline-level="1">Stuff to be merged into the above (or the TN)</text:h>
          </text:deletion>
        </text:changed-region>
        <text:changed-region xml:id="ct140450194768880" text:id="ct140450194768880">
          <text:insertion>
            <office:change-info>
              <dc:creator>Bob Jacobsen</dc:creator>
              <dc:date>2015-02-07T17:11:00</dc:date>
            </office:change-info>
          </text:insertion>
        </text:changed-region>
        <text:changed-region xml:id="ct140450194770304" text:id="ct140450194770304">
          <text:deletion>
            <office:change-info>
              <dc:creator>Bob Jacobsen</dc:creator>
              <dc:date>2015-02-07T17:12:00</dc:date>
            </office:change-info>
            <text:p text:style-name="P1"/>
            <text:p text:style-name="P1"/>
          </text:deletion>
        </text:changed-region>
        <text:changed-region xml:id="ct140450194770032" text:id="ct140450194770032">
          <text:deletion>
            <office:change-info>
              <dc:creator>Bob Jacobsen</dc:creator>
              <dc:date>2015-02-07T16:29:00</dc:date>
            </office:change-info>
            <text:p text:style-name="P1">The schema at prototypes/xml/schema (better location?) is really the normative thing, because that's what we check.</text:p>
          </text:deletion>
        </text:changed-region>
        <text:changed-region xml:id="ct140450194769760" text:id="ct140450194769760">
          <text:deletion>
            <office:change-info>
              <dc:creator>Bob Jacobsen</dc:creator>
              <dc:date>2015-02-07T17:12:00</dc:date>
            </office:change-info>
            <text:p text:style-name="P1"/>
            <text:p text:style-name="P1"/>
            <text:p text:style-name="P1"/>
          </text:deletion>
        </text:changed-region>
        <text:changed-region xml:id="ct140450194769488" text:id="ct140450194769488">
          <text:deletion>
            <office:change-info>
              <dc:creator>Bob Jacobsen</dc:creator>
              <dc:date>2015-02-07T16:28:00</dc:date>
            </office:change-info>
            <text:p text:style-name="P1">The first byte is used to distinguish the coding.</text:p>
            <text:p text:style-name="Standard">“&lt;” (which is part of the XML “&lt;?xml version='1.0'?&gt;” definition): Uncoded characters</text:p>
            <text:p text:style-name="P1">UTF BOM: Various UniCode forms</text:p>
            <text:p text:style-name="P1">0x01 – tag for compressed. <text:s/>One format defined for total start string of 0x0101. (If you want to use another format, decompress on board)</text:p>
            <text:p text:style-name="P1">(can't use 0x00 as lead, since that's the end-of-string indication)</text:p>
          </text:deletion>
        </text:changed-region>
        <text:changed-region xml:id="ct140450194773760" text:id="ct140450194773760">
          <text:insertion>
            <office:change-info>
              <dc:creator>Bob Jacobsen</dc:creator>
              <dc:date>2015-02-07T17:18:00</dc:date>
            </office:change-info>
          </text:insertion>
        </text:changed-region>
        <text:changed-region xml:id="ct140450194774000" text:id="ct140450194774000">
          <text:deletion>
            <office:change-info>
              <dc:creator>Bob Jacobsen</dc:creator>
              <dc:date>2015-02-07T17:11:00</dc:date>
            </office:change-info>
            <text:list xml:id="list7694684716821121237" text:style-name="Numbering_20_2">
              <text:list-item>
                <text:h text:style-name="P2" text:outline-level="1" text:restart-numbering="true" text:start-value="-1"/>
              </text:list-item>
              <text:list-item>
                <text:h text:style-name="P3" text:outline-level="1"/>
              </text:list-item>
            </text:list>
          </text:deletion>
        </text:changed-region>
        <text:changed-region xml:id="ct140450194774272" text:id="ct140450194774272">
          <text:insertion>
            <office:change-info>
              <dc:creator>Bob Jacobsen</dc:creator>
              <dc:date>2015-02-07T17:20:00</dc:date>
            </office:change-info>
          </text:insertion>
        </text:changed-region>
        <text:changed-region xml:id="ct140450194781472" text:id="ct140450194781472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140450195679632" text:id="ct140450195679632">
          <text:insertion>
            <office:change-info>
              <dc:creator>Bob Jacobsen</dc:creator>
              <dc:date>2015-02-08T11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troduction (Informative)</text:h>
      <text:p text:style-name="Standard"><text:change text:change-id="ct140450198148880"/><text:change-start text:change-id="ct140450198147200"/>This document defines a standard for the <text:change-end text:change-id="ct140450198147200"/><text:change text:change-id="ct140450198147392"/><text:change-start text:change-id="ct140450198142992"/>format<text:change-end text:change-id="ct140450198142992"/><text:change-start text:change-id="ct140450198147584"/> of static <text:change-end text:change-id="ct140450198147584"/><text:change-start text:change-id="ct140450198109152"/>information that describe<text:change-end text:change-id="ct140450198109152"/><text:change text:change-id="ct140450198147776"/><text:change-start text:change-id="ct140450198109440"/>s<text:change-end text:change-id="ct140450198109440"/><text:change-start text:change-id="ct140450198141920"/> the configuration options available on an OpenLCB node, called “Configuration Description Information (CDI)”.<text:change-end text:change-id="ct140450198141920"/><text:change text:change-id="ct140450198113424"/><text:change-start text:change-id="ct140450198140272"/> “Configuration Description Information” in this context refers to <text:span text:style-name="T5">fixed</text:span> information available from an OpenLCB device, via OpenLCB, so that other devices can properly and correctly configure it.<text:change-end text:change-id="ct140450198140272"/><text:change-start text:change-id="ct140450198112592"/></text:p>
      <text:p text:style-name="Standard">This Standard does not address how the CDI is stored, retrieved, or used.<text:change-end text:change-id="ct140450198112592"/></text:p>
      <text:h text:style-name="Heading_20_1" text:outline-level="1">Intended Use (Informative)</text:h>
      <text:p text:style-name="Standard"><text:change text:change-id="ct140450198114192"/><text:change text:change-id="ct140450198113952"/><text:change-start text:change-id="ct140450198140464"/>CDI is intended<text:change-end text:change-id="ct140450198140464"/><text:change-start text:change-id="ct140450198113616"/> to be used<text:change-end text:change-id="ct140450198113616"/><text:change text:change-id="ct140450198140656"/><text:change-start text:change-id="ct140450198140848"/> <text:change-end text:change-id="ct140450198140848"/><text:change-start text:change-id="ct140450198155616"/>by <text:change-end text:change-id="ct140450198155616"/><text:change-start text:change-id="ct140450198117600"/>a <text:change-end text:change-id="ct140450198117600"/><text:change-start text:change-id="ct140450198117792"/>configurable, self-contained OpenLCB <text:s/>node<text:change-end text:change-id="ct140450198117792"/><text:change text:change-id="ct140450198156192"/><text:change text:change-id="ct140450198156000"/><text:change text:change-id="ct140450198155808"/><text:change-start text:change-id="ct140450198152000"/> to tell<text:change-end text:change-id="ct140450198152000"/><text:change-start text:change-id="ct140450198152192"/> a Configuration Tool (CT) how to configure the node. The configuration tool will use the CDI information to help the user configure all aspects of the node's capabilities. <text:change-end text:change-id="ct140450198152192"/></text:p>
      <text:h text:style-name="Heading_20_1" text:outline-level="1">References and Context (<text:change text:change-id="ct140450198156608"/><text:change-start text:change-id="ct140450198156800"/>Informative<text:change-end text:change-id="ct140450198156800"/>)<text:change text:change-id="ct140450198124528"/><text:change text:change-id="ct140450198153216"/></text:h>
      <text:p text:style-name="Standard">For more information on format and presentation, see: </text:p>
      <text:list xml:id="list5278164466879941512" text:style-name="L1">
        <text:list-item>
          <text:p text:style-name="P19">OpenLCB Common Information Technical Note<text:change-start text:change-id="ct140450198160032"/></text:p>
        </text:list-item>
      </text:list>
      <text:p text:style-name="Standard"><text:change-end text:change-id="ct140450198160032"/><text:change text:change-id="ct140450198167312"/><text:change-start text:change-id="ct140450198160224"/>For information on <text:change-end text:change-id="ct140450198160224"/><text:change-start text:change-id="ct140450210861760"/>OpenLCB message transport and OpenLCB communications<text:change-end text:change-id="ct140450210861760"/><text:change-start text:change-id="ct140450198170064"/>, see:</text:p>
      <text:list xml:id="list1318616855337606899" text:style-name="L2">
        <text:list-item>
          <text:p text:style-name="P20">OpenLCB Standard: Me<text:change-end text:change-id="ct140450198170064"/><text:change-start text:change-id="ct140450216421584"/>ssage Network<text:change-end text:change-id="ct140450216421584"/><text:change-start text:change-id="ct140450198174736"/></text:p>
        </text:list-item>
      </text:list>
      <text:p text:style-name="Standard">For information on XML <text:change-end text:change-id="ct140450198174736"/><text:change-start text:change-id="ct140450198181840"/>encoding and XML Schema, see:</text:p>
      <text:list xml:id="list4786918810011640084" text:style-name="L3">
        <text:list-item>
          <text:p text:style-name="P21">World Wide Web Consortium (W3C) “Extensible Markup Language (XML)”<text:note text:id="ftn1" text:note-class="endnote"><text:note-citation>i</text:note-citation><text:note-body><text:p text:style-name="Endnote"><text:change-start text:change-id="ct140450198181280"/>http://www.w3.org/XML/<text:change-end text:change-id="ct140450198181280"/></text:p></text:note-body></text:note><text:change-end text:change-id="ct140450198181840"/><text:change-start text:change-id="ct140450198185232"/></text:p>
        </text:list-item>
        <text:list-item>
          <text:p text:style-name="P21">World Wide Web Consortium (W3C) “XML Schema”<text:note text:id="ftn2" text:note-class="endnote"><text:note-citation>ii</text:note-citation><text:note-body><text:p text:style-name="Endnote"><text:change-start text:change-id="ct140450198186864"/>http://www.w3.org/XML/Schema<text:change-end text:change-id="ct140450198186864"/></text:p></text:note-body></text:note><text:change-end text:change-id="ct140450198185232"/></text:p>
        </text:list-item>
      </text:list>
      <text:h text:style-name="Heading_20_1" text:outline-level="1"><text:change text:change-id="ct140450198172704"/><text:change-start text:change-id="ct140450198185536"/>Content<text:change-end text:change-id="ct140450198185536"/><text:change-start text:change-id="ct140450198128224"/> (normative)<text:change-end text:change-id="ct140450198128224"/><text:change-start text:change-id="ct140450198195024"/></text:h>
      <text:p text:style-name="Standard">The configuration description information <text:span text:style-name="T4">for a</text:span> node is invariant while the node has any OpenLCB connections in the Initialized state. </text:p>
      <text:p text:style-name="Standard">The CDI has three parts:</text:p>
      <text:list xml:id="list2289485925659513150" text:style-name="L4">
        <text:list-item>
          <text:p text:style-name="P22">Identification: Provides specific information about <text:span text:style-name="T4">the</text:span> type of the node.</text:p>
        </text:list-item>
        <text:list-item>
          <text:p text:style-name="P22">ACDI: Indicates that certain configuration information in the node has a standard format.</text:p>
        </text:list-item>
        <text:list-item>
          <text:p text:style-name="P22"><text:soft-page-break/>Segments: The configuration information in the node is organized in zero or more segments, each of which contains zero or more configurable variables. <text:s/>A variable is the basic unit of configuration. The segment definition specifies the organization of each segment. A segment consists of zero or more bytes with a linear address space. </text:p>
        </text:list-item>
      </text:list>
      <text:h text:style-name="Heading_20_1" text:outline-level="1">Format (normative<text:change-end text:change-id="ct140450198195024"/><text:change-start text:change-id="ct140450198188912"/>)<text:change-end text:change-id="ct140450198188912"/><text:change-start text:change-id="ct140450198195456"/></text:h>
      <text:p text:style-name="Standard">The CDI is provided as a zero-terminated string of bytes<text:change-end text:change-id="ct140450198195456"/><text:change-start text:change-id="ct140450198196080"/>. The bytes encode UTF-8 characters. There is no byte-order mark (BOM) at <text:span text:style-name="T4">the</text:span> start of the string.<text:change-end text:change-id="ct140450198196080"/><text:change-start text:change-id="ct140450198184880"/> Lines in the string are delimited with 0x12 Newline (NL) characters.</text:p>
      <text:p text:style-name="Standard">The content defines the configuration description information in XML 1.0 format using a specific XML vocabulary defined by an XML Schema. No extensions to XML 1.0 are permitted.</text:p>
      <text:p text:style-name="Standard">This version of <text:span text:style-name="T4">this Standard specifies version 1.1 of the schema. <text:s/>That version of the schema is defined at </text:span><text:a xlink:type="simple" xlink:href="http://openlcb.org/schema/1/1/cdi.xsl" text:style-name="Internet_20_link" text:visited-style-name="Visited_20_Internet_20_Link">http://openlcb.org/schema/1/1/cdi.xsl</text:a><text:span text:style-name="T4"> and in Appendix A of this document.</text:span></text:p>
      <text:p text:style-name="P23">The version number of an OpenLCB CDI schema contains two numbers: The major version first, and the minor version second. <text:s/></text:p>
      <text:p text:style-name="Standard">The first <text:change-end text:change-id="ct140450198184880"/><text:change-start text:change-id="ct140450194756352"/>line of the CDI is:</text:p>
      <text:p text:style-name="P12"><text:span text:style-name="Teletype"><text:span text:style-name="T6">&lt;?xml version="1.0"?&gt;</text:span></text:span></text:p>
      <text:p text:style-name="Standard">to define the XML version of <text:span text:style-name="T4">the</text:span> content.<text:change-end text:change-id="ct140450194756352"/><text:change-start text:change-id="ct140450194757568"/></text:p>
      <text:p text:style-name="Standard"><text:change-end text:change-id="ct140450194757568"/><text:change-start text:change-id="ct140450194755248"/>The root element of the CDI XML is:</text:p>
      <text:p text:style-name="Standard"><text:change-end text:change-id="ct140450194755248"/><text:change-start text:change-id="ct140450194762336"/><text:span text:style-name="Teletype"><text:span text:style-name="T6">&lt;cdi xmlns:xsi="http://www.w3.org/2001/XMLSchema-instance" <text:tab/>xsi:noNamespaceSchemaLocation="</text:span></text:span><text:a xlink:type="simple" xlink:href="http://openlcb.org/schema/1/1/cdi.xsd" text:style-name="Internet_20_link" text:visited-style-name="Visited_20_Internet_20_Link"><text:span text:style-name="Teletype"><text:span text:style-name="T6">http://openlcb.org/schema/1/1/cdi.xsd</text:span></text:span></text:a><text:span text:style-name="Teletype"><text:span text:style-name="T6">"&gt;</text:span></text:span><text:change-end text:change-id="ct140450194762336"/><text:change-start text:change-id="ct140450194757248"/></text:p>
      <text:p text:style-name="P13">The schema contents are normative.<text:change-end text:change-id="ct140450194757248"/><text:change-start text:change-id="ct140450194763152"/></text:p>
      <text:p text:style-name="P11">Numerical values in attributes and element text shall be specified as decimal numbers. <text:s/><text:change-end text:change-id="ct140450194763152"/><text:change-start text:change-id="ct140450194759168"/></text:p>
      <text:h text:style-name="Heading_20_2" text:outline-level="2"><text:change-end text:change-id="ct140450194759168"/><text:change text:change-id="ct140450194758016"/><text:change-start text:change-id="ct140450194758288"/>XML<text:change-end text:change-id="ct140450194758288"/><text:change-start text:change-id="ct140450194759392"/> <text:change-end text:change-id="ct140450194759392"/><text:change-start text:change-id="ct140450194759584"/>Elements<text:change-end text:change-id="ct140450194759584"/><text:change-start text:change-id="ct140450194760016"/></text:h>
      <text:h text:style-name="Heading_20_3" text:outline-level="3"><text:change-end text:change-id="ct140450194760016"/><text:change-start text:change-id="ct140450194766752"/>&lt;identification&gt; Element</text:h>
      <text:h text:style-name="Heading_20_3" text:outline-level="3">&lt;acdi&gt; Element</text:h>
      <text:h text:style-name="Heading_20_3" text:outline-level="3">&lt;segment&gt; Element<text:change-end text:change-id="ct140450194766752"/><text:change-start text:change-id="ct140450194767216"/></text:h>
      <text:h text:style-name="Heading_20_2" text:outline-level="2"><text:change-end text:change-id="ct140450194767216"/><text:change text:change-id="ct140450194767728"/><text:change text:change-id="ct140450194767456"/></text:h>
      <text:h text:style-name="Heading_20_1" text:outline-level="1"><text:change text:change-id="ct140450194768608"/><text:change-start text:change-id="ct140450194768880"/>Future Extension<text:change-end text:change-id="ct140450194768880"/></text:h>
      <text:p text:style-name="Standard"/>
      <text:p text:style-name="P1"><text:change text:change-id="ct140450194770304"/><text:change text:change-id="ct140450194770032"/><text:change text:change-id="ct140450194769760"/><text:change text:change-id="ct140450194769488"/>But we add the &lt;acdi&gt; element to it, so the document isn't really complete; “Other protocols may add, but not remove, elements and attributes”? <text:s/>Remove constraints? How does extensibility work here?<text:change-start text:change-id="ct140450194773760"/></text:p>
      <text:list xml:id="list920691490" text:continue-list="list7694684716821121237" text:style-name="Numbering_20_2">
        <text:list-item text:start-value="1">
          <text:h text:style-name="P2" text:outline-level="1" text:restart-numbering="true" text:start-value="-1"><text:change-end text:change-id="ct140450194773760"/><text:change text:change-id="ct140450194774000"/><text:change-start text:change-id="ct140450194774272"/>Appendix: Schema<text:change-end text:change-id="ct140450194774272"/><text:change-start text:change-id="ct140450194781472"/></text:h>
        </text:list-item>
      </text:list>
      <text:p text:style-name="P15"><text:change-end text:change-id="ct140450194781472"/><text:change-start text:change-id="ct140450195679632"/>&lt;?xml version="1.0" encoding="utf-8"?&gt;</text:p>
      <text:p text:style-name="P15">&lt;?xml-stylesheet href="schema2xhtml.xsl" type="text/xsl"?&gt;</text:p>
      <text:p text:style-name="P15">&lt;!-- XML Schema for OpenLCB Configuration Description Information (CDI) <text:s text:c="4"/>--&gt;</text:p>
      <text:p text:style-name="P15">&lt;xs:schema version="CDI 1.1" xmlns:xs="http://www.w3.org/2001/XMLSchema" xmlns:xsi="http://www.w3.org/2001/XMLSchema-instance"&gt;</text:p>
      <text:p text:style-name="P15"><text:s text:c="2"/></text:p>
      <text:p text:style-name="P15"><text:s text:c="2"/>&lt;xs:complexType name="mapType"&gt;</text:p>
      <text:p text:style-name="P15"><text:s text:c="4"/>&lt;xs:annotation&gt;</text:p>
      <text:p text:style-name="P15"><text:s text:c="6"/>&lt;xs:documentation&gt;</text:p>
      <text:p text:style-name="P15"><text:s text:c="8"/>A map relates one or more property elements (keys) </text:p>
      <text:p text:style-name="P15"><text:s text:c="8"/>to specific values.</text:p>
      <text:p text:style-name="P15"><text:s text:c="6"/>&lt;/xs:documentation&gt;</text:p>
      <text:p text:style-name="P15"><text:s text:c="4"/>&lt;/xs:annotation&gt;</text:p>
      <text:p text:style-name="P15"><text:s text:c="4"/>&lt;xs:sequence&gt;</text:p>
      <text:p text:style-name="P15"><text:s text:c="6"/>&lt;xs:element name="name" minOccurs="0" maxOccurs="1" /&gt;</text:p>
      <text:p text:style-name="P15"><text:s text:c="6"/>&lt;xs:element name="description" minOccurs="0" maxOccurs="1" /&gt;</text:p>
      <text:p text:style-name="P15"><text:s text:c="6"/>&lt;xs:element name="relation" minOccurs="0" maxOccurs="unbounded"&gt;</text:p>
      <text:p text:style-name="P15"><text:s text:c="8"/>&lt;xs:complexType&gt;</text:p>
      <text:p text:style-name="P15"><text:s text:c="10"/>&lt;xs:sequence&gt;</text:p>
      <text:p text:style-name="P15"><text:s text:c="12"/>&lt;xs:element name="property" minOccurs="1" maxOccurs="1" /&gt;</text:p>
      <text:p text:style-name="P15"><text:s text:c="12"/>&lt;xs:element name="value" minOccurs="1" maxOccurs="1" /&gt;</text:p>
      <text:p text:style-name="P15"><text:s text:c="10"/>&lt;/xs:sequence&gt;</text:p>
      <text:p text:style-name="P15"><text:s text:c="8"/>&lt;/xs:complexType&gt;</text:p>
      <text:p text:style-name="P15"><text:s text:c="6"/>&lt;/xs:element&gt;</text:p>
      <text:p text:style-name="P15"><text:s text:c="4"/>&lt;/xs:sequence&gt;</text:p>
      <text:p text:style-name="P15"><text:s text:c="2"/>&lt;/xs:complexType&gt;</text:p>
      <text:p text:style-name="P15"><text:s text:c="2"/></text:p>
      <text:p text:style-name="P15"><text:s text:c="2"/>&lt;xs:complexType name="groupType"&gt;</text:p>
      <text:p text:style-name="P15"><text:s text:c="4"/>&lt;xs:sequence&gt;</text:p>
      <text:p text:style-name="P15"><text:s text:c="6"/>&lt;xs:element name="name" minOccurs="0" maxOccurs="1" /&gt;</text:p>
      <text:p text:style-name="P15"><text:s text:c="6"/>&lt;xs:element name="description" minOccurs="0" maxOccurs="1" /&gt;</text:p>
      <text:p text:style-name="P15"><text:s text:c="6"/>&lt;xs:element name="repname" minOccurs="0" maxOccurs="1" /&gt;</text:p>
      <text:p text:style-name="P15"><text:s text:c="6"/>&lt;xs:choice minOccurs="0" maxOccurs="unbounded"&gt;</text:p>
      <text:p text:style-name="P15"><text:s text:c="8"/>&lt;xs:annotation&gt;</text:p>
      <text:p text:style-name="P15"><text:s text:c="10"/>&lt;xs:documentation&gt;</text:p>
      <text:p text:style-name="P15"><text:s text:c="12"/>Allows any sequence of the contained element types</text:p>
      <text:p text:style-name="P15"><text:s text:c="10"/>&lt;/xs:documentation&gt;</text:p>
      <text:p text:style-name="P15"><text:s text:c="8"/>&lt;/xs:annotation&gt;</text:p>
      <text:p text:style-name="P15"><text:s text:c="8"/>&lt;xs:element name="group" type="groupType" minOccurs="0" maxOccurs="1" /&gt;</text:p>
      <text:p text:style-name="P15"><text:s text:c="8"/>&lt;xs:element name="bit" type="bitType" minOccurs="0" maxOccurs="1" /&gt;</text:p>
      <text:p text:style-name="P15"><text:s text:c="8"/>&lt;xs:element name="string" type="stringType" minOccurs="0" maxOccurs="1" /&gt;</text:p>
      <text:p text:style-name="P15"><text:s text:c="8"/>&lt;xs:element name="int" type="intType" minOccurs="0" maxOccurs="1" /&gt;</text:p>
      <text:p text:style-name="P15"><text:s text:c="8"/>&lt;xs:element name="eventid" type="eventidType" minOccurs="0" maxOccurs="1" /&gt;</text:p>
      <text:p text:style-name="P15"><text:s text:c="6"/>&lt;/xs:choice&gt;</text:p>
      <text:p text:style-name="P15"><text:s text:c="4"/>&lt;/xs:sequence&gt;</text:p>
      <text:p text:style-name="P15"><text:s text:c="4"/>&lt;xs:attribute name="offset" type="xs:int" default="0"&gt;</text:p>
      <text:p text:style-name="P15"><text:s text:c="6"/>&lt;xs:annotation&gt;</text:p>
      <text:p text:style-name="P15"><text:s text:c="8"/>&lt;xs:documentation&gt;</text:p>
      <text:p text:style-name="P15"><text:s text:c="10"/>Positive or negative offset between the address of </text:p>
      <text:p text:style-name="P15"><text:s text:c="10"/>the previous element and the start of this group's contents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4"/>&lt;xs:attribute name="replication" type="xs:int" default="1" /&gt;</text:p>
      <text:p text:style-name="P15"><text:s text:c="2"/>&lt;/xs:complexType&gt;</text:p>
      <text:p text:style-name="P15"><text:s text:c="2"/></text:p>
      <text:p text:style-name="P15"><text:s text:c="2"/>&lt;xs:complexType name="eventidType"&gt;</text:p>
      <text:p text:style-name="P15"><text:s text:c="4"/>&lt;xs:sequence&gt;</text:p>
      <text:p text:style-name="P15"><text:s text:c="6"/>&lt;xs:element name="name" minOccurs="0" maxOccurs="1" /&gt;</text:p>
      <text:p text:style-name="P15"><text:s text:c="6"/>&lt;xs:element name="description" minOccurs="0" maxOccurs="1" /&gt;</text:p>
      <text:p text:style-name="P15"><text:s text:c="6"/>&lt;xs:element name="map" type="mapType" minOccurs="0" maxOccurs="1" /&gt;</text:p>
      <text:p text:style-name="P15"><text:s text:c="4"/>&lt;/xs:sequence&gt;</text:p>
      <text:p text:style-name="P15"><text:s text:c="4"/>&lt;xs:attribute name="offset" type="xs:int" default="0"&gt;</text:p>
      <text:p text:style-name="P15"><text:s text:c="6"/>&lt;xs:annotation&gt;</text:p>
      <text:p text:style-name="P15"><text:s text:c="8"/>&lt;xs:documentation&gt;</text:p>
      <text:p text:style-name="P15"><text:s text:c="10"/>Positive or negative offset between the address of </text:p>
      <text:p text:style-name="P15"><text:s text:c="10"/>the end of previous element and the start of </text:p>
      <text:p text:style-name="P15"><text:s text:c="10"/>this elements's contents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2"/>&lt;/xs:complexType&gt;</text:p>
      <text:p text:style-name="P15"><text:s text:c="2"/></text:p>
      <text:p text:style-name="P15"><text:s text:c="2"/>&lt;xs:complexType name="intType"&gt;</text:p>
      <text:p text:style-name="P15"><text:s text:c="4"/>&lt;xs:sequence&gt;</text:p>
      <text:p text:style-name="P15"><text:s text:c="6"/>&lt;xs:element name="name" minOccurs="0" maxOccurs="1" /&gt;</text:p>
      <text:p text:style-name="P15"><text:soft-page-break/><text:s text:c="6"/>&lt;xs:element name="description" minOccurs="0" maxOccurs="1" /&gt;</text:p>
      <text:p text:style-name="P15"><text:s text:c="6"/>&lt;xs:element name="min" minOccurs="0" maxOccurs="1" /&gt;</text:p>
      <text:p text:style-name="P15"><text:s text:c="6"/>&lt;xs:element name="max" minOccurs="0" maxOccurs="1" /&gt;</text:p>
      <text:p text:style-name="P15"><text:s text:c="6"/>&lt;xs:element name="default" minOccurs="0" maxOccurs="1" /&gt;</text:p>
      <text:p text:style-name="P15"><text:s text:c="6"/>&lt;xs:element name="map" type="mapType" minOccurs="0" maxOccurs="1"&gt;</text:p>
      <text:p text:style-name="P15"><text:s text:c="8"/>&lt;xs:annotation&gt;</text:p>
      <text:p text:style-name="P15"><text:s text:c="10"/>&lt;xs:documentation&gt;</text:p>
      <text:p text:style-name="P15"><text:s text:c="12"/>The 'value' of each entry is displayed, and </text:p>
      <text:p text:style-name="P15"><text:s text:c="12"/>the 'property' content (number) is sent </text:p>
      <text:p text:style-name="P15"><text:s text:c="12"/>to/from the node</text:p>
      <text:p text:style-name="P15"><text:s text:c="10"/>&lt;/xs:documentation&gt;</text:p>
      <text:p text:style-name="P15"><text:s text:c="8"/>&lt;/xs:annotation&gt;</text:p>
      <text:p text:style-name="P15"><text:s text:c="6"/>&lt;/xs:element&gt;</text:p>
      <text:p text:style-name="P15"><text:s text:c="4"/>&lt;/xs:sequence&gt;</text:p>
      <text:p text:style-name="P15"><text:s text:c="4"/>&lt;xs:attribute name="size" type="xs:int" default="1"&gt;</text:p>
      <text:p text:style-name="P15"><text:s text:c="6"/>&lt;xs:annotation&gt;</text:p>
      <text:p text:style-name="P15"><text:s text:c="8"/>&lt;xs:documentation&gt;</text:p>
      <text:p text:style-name="P15"><text:s text:c="10"/>Storage size of this variable in bytes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4"/>&lt;xs:attribute name="offset" type="xs:int" default="0"&gt;</text:p>
      <text:p text:style-name="P15"><text:s text:c="6"/>&lt;xs:annotation&gt;</text:p>
      <text:p text:style-name="P15"><text:s text:c="8"/>&lt;xs:documentation&gt;</text:p>
      <text:p text:style-name="P15"><text:s text:c="10"/>Positive or negative offset between the </text:p>
      <text:p text:style-name="P15"><text:s text:c="10"/>address of the end of previous element and the </text:p>
      <text:p text:style-name="P15"><text:s text:c="10"/>start of this elements's contents. </text:p>
      <text:p text:style-name="P15"><text:s text:c="10"/>Offset of zero means that this element starts </text:p>
      <text:p text:style-name="P15"><text:s text:c="10"/>immediately after the previous one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2"/>&lt;/xs:complexType&gt;</text:p>
      <text:p text:style-name="P15"><text:s text:c="2"/></text:p>
      <text:p text:style-name="P15"><text:s text:c="2"/>&lt;xs:complexType name="bitType"&gt;</text:p>
      <text:p text:style-name="P15"><text:s text:c="4"/>&lt;xs:sequence&gt;</text:p>
      <text:p text:style-name="P15"><text:s text:c="6"/>&lt;xs:element name="name" minOccurs="0" maxOccurs="1" /&gt;</text:p>
      <text:p text:style-name="P15"><text:s text:c="6"/>&lt;xs:element name="description" minOccurs="0" maxOccurs="1" /&gt;</text:p>
      <text:p text:style-name="P15"><text:s text:c="6"/>&lt;xs:element name="map" type="mapType" minOccurs="0" maxOccurs="1"&gt;</text:p>
      <text:p text:style-name="P15"><text:s text:c="8"/>&lt;xs:annotation&gt;</text:p>
      <text:p text:style-name="P15"><text:s text:c="10"/>&lt;xs:documentation&gt;</text:p>
      <text:p text:style-name="P15"><text:s text:c="12"/>The 'value' of each entry is displayed, and</text:p>
      <text:p text:style-name="P15"><text:s text:c="12"/>the 'property' content (number) is sent to/from the node</text:p>
      <text:p text:style-name="P15"><text:s text:c="10"/>&lt;/xs:documentation&gt;</text:p>
      <text:p text:style-name="P15"><text:s text:c="8"/>&lt;/xs:annotation&gt;</text:p>
      <text:p text:style-name="P15"><text:s text:c="6"/>&lt;/xs:element&gt;</text:p>
      <text:p text:style-name="P15"><text:s text:c="4"/>&lt;/xs:sequence&gt;</text:p>
      <text:p text:style-name="P15"><text:s text:c="4"/>&lt;xs:attribute name="size" type="xs:int" default="1"&gt;</text:p>
      <text:p text:style-name="P15"><text:s text:c="6"/>&lt;xs:annotation&gt;</text:p>
      <text:p text:style-name="P15"><text:s text:c="8"/>&lt;xs:documentation&gt;</text:p>
      <text:p text:style-name="P15"><text:s text:c="10"/>Storage size of this variable in bits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4"/>&lt;xs:attribute name="offset" type="xs:int" default="0"&gt;</text:p>
      <text:p text:style-name="P15"><text:s text:c="6"/>&lt;xs:annotation&gt;</text:p>
      <text:p text:style-name="P15"><text:s text:c="8"/>&lt;xs:documentation&gt;</text:p>
      <text:p text:style-name="P15"><text:s text:c="10"/>Positive or negative offset between the address of the </text:p>
      <text:p text:style-name="P15"><text:s text:c="10"/>previous element and the start of this group's contents. </text:p>
      <text:p text:style-name="P15"><text:s text:c="10"/>Offset of zero means that this element starts immediately </text:p>
      <text:p text:style-name="P15"><text:s text:c="10"/>after the previous one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2"/>&lt;/xs:complexType&gt;</text:p>
      <text:p text:style-name="P15"><text:s text:c="2"/></text:p>
      <text:p text:style-name="P15"><text:s text:c="2"/>&lt;xs:complexType name="stringType"&gt;</text:p>
      <text:p text:style-name="P15"><text:s text:c="4"/>&lt;xs:sequence&gt;</text:p>
      <text:p text:style-name="P15"><text:s text:c="6"/>&lt;xs:element name="name" minOccurs="0" maxOccurs="1" /&gt;</text:p>
      <text:p text:style-name="P15"><text:s text:c="6"/>&lt;xs:element name="description" minOccurs="0" maxOccurs="1" /&gt;</text:p>
      <text:p text:style-name="P15"><text:s text:c="6"/>&lt;xs:element name="map" type="mapType" minOccurs="0" maxOccurs="1" /&gt;</text:p>
      <text:p text:style-name="P15"><text:s text:c="4"/>&lt;/xs:sequence&gt;</text:p>
      <text:p text:style-name="P15"><text:s text:c="4"/>&lt;xs:attribute name="size" type="xs:int" use="required"&gt;</text:p>
      <text:p text:style-name="P15"><text:s text:c="6"/>&lt;xs:annotation&gt;</text:p>
      <text:p text:style-name="P15"><text:s text:c="8"/>&lt;xs:documentation&gt;</text:p>
      <text:p text:style-name="P15"><text:s text:c="10"/>Storage size of this variable in bytes. </text:p>
      <text:p text:style-name="P15"><text:s text:c="10"/>This includes the trailing null byte that </text:p>
      <text:p text:style-name="P15"><text:s text:c="10"/>terminates the string content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oft-page-break/><text:s text:c="4"/>&lt;xs:attribute name="offset" type="xs:int" default="0"&gt;</text:p>
      <text:p text:style-name="P15"><text:s text:c="6"/>&lt;xs:annotation&gt;</text:p>
      <text:p text:style-name="P15"><text:s text:c="8"/>&lt;xs:documentation&gt;</text:p>
      <text:p text:style-name="P15"><text:s text:c="10"/>Positive or negative offset between the address of the </text:p>
      <text:p text:style-name="P15"><text:s text:c="10"/>previous element and the start of this group's contents. </text:p>
      <text:p text:style-name="P15"><text:s text:c="10"/>Offset of zero means that this element starts </text:p>
      <text:p text:style-name="P15"><text:s text:c="10"/>immediately after the previous one.</text:p>
      <text:p text:style-name="P15"><text:s text:c="8"/>&lt;/xs:documentation&gt;</text:p>
      <text:p text:style-name="P15"><text:s text:c="6"/>&lt;/xs:annotation&gt;</text:p>
      <text:p text:style-name="P15"><text:s text:c="4"/>&lt;/xs:attribute&gt;</text:p>
      <text:p text:style-name="P15"><text:s text:c="2"/>&lt;/xs:complexType&gt;</text:p>
      <text:p text:style-name="P15"><text:s text:c="2"/></text:p>
      <text:p text:style-name="P15"><text:s text:c="2"/>&lt;xs:element name="cdi"&gt;</text:p>
      <text:p text:style-name="P15"><text:s text:c="4"/>&lt;xs:annotation&gt;</text:p>
      <text:p text:style-name="P15"><text:s text:c="6"/>&lt;xs:documentation&gt;</text:p>
      <text:p text:style-name="P15"><text:s text:c="8"/>This is the schema for Configuration </text:p>
      <text:p text:style-name="P15"><text:s text:c="8"/>Description Information (cdi)</text:p>
      <text:p text:style-name="P15"><text:s text:c="6"/>&lt;/xs:documentation&gt;</text:p>
      <text:p text:style-name="P15"><text:s text:c="4"/>&lt;/xs:annotation&gt;</text:p>
      <text:p text:style-name="P15"><text:s text:c="4"/>&lt;xs:complexType&gt;</text:p>
      <text:p text:style-name="P15"><text:s text:c="6"/>&lt;xs:sequence&gt;</text:p>
      <text:p text:style-name="P15"><text:s text:c="8"/>&lt;xs:element name="identification" minOccurs="0" maxOccurs="1"&gt;</text:p>
      <text:p text:style-name="P15"><text:s text:c="10"/>&lt;xs:annotation&gt;</text:p>
      <text:p text:style-name="P15"><text:s text:c="12"/>&lt;xs:documentation&gt;</text:p>
      <text:p text:style-name="P15"><text:s text:c="14"/>Common first element to identify the decoder</text:p>
      <text:p text:style-name="P15"><text:s text:c="12"/>&lt;/xs:documentation&gt;</text:p>
      <text:p text:style-name="P15"><text:s text:c="10"/>&lt;/xs:annotation&gt;</text:p>
      <text:p text:style-name="P15"><text:s text:c="10"/>&lt;xs:complexType&gt;</text:p>
      <text:p text:style-name="P15"><text:s text:c="12"/>&lt;xs:sequence&gt;</text:p>
      <text:p text:style-name="P15"><text:s text:c="14"/>&lt;xs:element name="manufacturer" minOccurs="0" maxOccurs="1" /&gt;</text:p>
      <text:p text:style-name="P15"><text:s text:c="14"/>&lt;xs:element name="model" minOccurs="0" maxOccurs="1" /&gt;</text:p>
      <text:p text:style-name="P15"><text:s text:c="14"/>&lt;xs:element name="hardwareVersion" minOccurs="0" maxOccurs="1" /&gt;</text:p>
      <text:p text:style-name="P15"><text:s text:c="14"/>&lt;xs:element name="softwareVersion" minOccurs="0" maxOccurs="1" /&gt;</text:p>
      <text:p text:style-name="P15"><text:s text:c="14"/>&lt;xs:element name="map" type="mapType" minOccurs="0" maxOccurs="1"&gt;</text:p>
      <text:p text:style-name="P15"><text:s text:c="16"/>&lt;xs:annotation&gt;</text:p>
      <text:p text:style-name="P15"><text:s text:c="18"/>&lt;xs:documentation&gt;</text:p>
      <text:p text:style-name="P15"><text:s text:c="20"/>This map can be used to add arbitrary key/value </text:p>
      <text:p text:style-name="P15"><text:s text:c="20"/>descriptions of the node.</text:p>
      <text:p text:style-name="P15"><text:s text:c="18"/>&lt;/xs:documentation&gt;</text:p>
      <text:p text:style-name="P15"><text:s text:c="16"/>&lt;/xs:annotation&gt;</text:p>
      <text:p text:style-name="P15"><text:s text:c="14"/>&lt;/xs:element&gt;</text:p>
      <text:p text:style-name="P15"><text:s text:c="12"/>&lt;/xs:sequence&gt;</text:p>
      <text:p text:style-name="P15"><text:s text:c="10"/>&lt;/xs:complexType&gt;</text:p>
      <text:p text:style-name="P15"><text:s text:c="8"/>&lt;/xs:element&gt;</text:p>
      <text:p text:style-name="P15"><text:s text:c="8"/>&lt;xs:element name="acdi" minOccurs="0" maxOccurs="1"&gt;</text:p>
      <text:p text:style-name="P15"><text:s text:c="10"/>&lt;xs:annotation&gt;</text:p>
      <text:p text:style-name="P15"><text:s text:c="12"/>&lt;xs:documentation&gt;</text:p>
      <text:p text:style-name="P15"><text:s text:c="14"/>Element that identifies that memory information is available </text:p>
      <text:p text:style-name="P15"><text:s text:c="14"/>as defined by the Abbreviated Common Description Information </text:p>
      <text:p text:style-name="P15"><text:s text:c="14"/>(ACDI) standard.</text:p>
      <text:p text:style-name="P15"><text:s text:c="12"/>&lt;/xs:documentation&gt;</text:p>
      <text:p text:style-name="P15"><text:s text:c="10"/>&lt;/xs:annotation&gt;</text:p>
      <text:p text:style-name="P15"><text:s text:c="10"/>&lt;xs:complexType&gt;</text:p>
      <text:p text:style-name="P15"><text:s text:c="12"/>&lt;xs:attribute name="fixed" type="xs:int" default="4"&gt;</text:p>
      <text:p text:style-name="P15"><text:s text:c="14"/>&lt;xs:annotation&gt;</text:p>
      <text:p text:style-name="P15"><text:s text:c="16"/>&lt;xs:documentation&gt;</text:p>
      <text:p text:style-name="P15"><text:s text:c="18"/>The decimal version number of the format for the fixed </text:p>
      <text:p text:style-name="P15"><text:s text:c="18"/>definition information. See ACDI Specification.</text:p>
      <text:p text:style-name="P15"><text:s text:c="16"/>&lt;/xs:documentation&gt;</text:p>
      <text:p text:style-name="P15"><text:s text:c="14"/>&lt;/xs:annotation&gt;</text:p>
      <text:p text:style-name="P15"><text:s text:c="12"/>&lt;/xs:attribute&gt;</text:p>
      <text:p text:style-name="P15"><text:s text:c="12"/>&lt;xs:attribute name="var" type="xs:int" default="2"&gt;</text:p>
      <text:p text:style-name="P15"><text:s text:c="14"/>&lt;xs:annotation&gt;</text:p>
      <text:p text:style-name="P15"><text:s text:c="16"/>&lt;xs:documentation&gt;</text:p>
      <text:p text:style-name="P15"><text:s text:c="18"/>The decimal version number of the format for </text:p>
      <text:p text:style-name="P15"><text:s text:c="18"/>the variable definition information. <text:s/>See ACDI Specification.</text:p>
      <text:p text:style-name="P15"><text:s text:c="16"/>&lt;/xs:documentation&gt;</text:p>
      <text:p text:style-name="P15"><text:s text:c="14"/>&lt;/xs:annotation&gt;</text:p>
      <text:p text:style-name="P15"><text:s text:c="12"/>&lt;/xs:attribute&gt;</text:p>
      <text:p text:style-name="P15"><text:s text:c="10"/>&lt;/xs:complexType&gt;</text:p>
      <text:p text:style-name="P15"><text:s text:c="8"/>&lt;/xs:element&gt;</text:p>
      <text:p text:style-name="P15"><text:s text:c="8"/>&lt;xs:element name="segment" minOccurs="0" maxOccurs="unbounded"&gt;</text:p>
      <text:p text:style-name="P15"><text:s text:c="10"/>&lt;xs:annotation&gt;</text:p>
      <text:p text:style-name="P15"><text:s text:c="12"/>&lt;xs:documentation&gt;</text:p>
      <text:p text:style-name="P15"><text:s text:c="14"/>Define the contents of a memory space</text:p>
      <text:p text:style-name="P15"><text:s text:c="12"/>&lt;/xs:documentation&gt;</text:p>
      <text:p text:style-name="P15"><text:s text:c="10"/>&lt;/xs:annotation&gt;</text:p>
      <text:p text:style-name="P15"><text:s text:c="10"/>&lt;xs:complexType&gt;</text:p>
      <text:p text:style-name="P15"><text:s text:c="12"/>&lt;xs:sequence&gt;</text:p>
      <text:p text:style-name="P15"><text:s text:c="14"/>&lt;xs:element name="name" minOccurs="0" maxOccurs="1" /&gt;</text:p>
      <text:p text:style-name="P15"><text:s text:c="14"/>&lt;xs:element name="description" minOccurs="0" maxOccurs="1" /&gt;</text:p>
      <text:p text:style-name="P15"><text:soft-page-break/><text:s text:c="14"/>&lt;xs:choice minOccurs="0" maxOccurs="unbounded"&gt;</text:p>
      <text:p text:style-name="P15"><text:s text:c="16"/>&lt;xs:annotation&gt;</text:p>
      <text:p text:style-name="P15"><text:s text:c="18"/>&lt;xs:documentation&gt;</text:p>
      <text:p text:style-name="P15"><text:s text:c="20"/>Allows any sequence of the contained element types</text:p>
      <text:p text:style-name="P15"><text:s text:c="18"/>&lt;/xs:documentation&gt;</text:p>
      <text:p text:style-name="P15"><text:s text:c="16"/>&lt;/xs:annotation&gt;</text:p>
      <text:p text:style-name="P15"><text:s text:c="16"/>&lt;xs:element name="group" type="groupType" minOccurs="0" maxOccurs="1"&gt;</text:p>
      <text:p text:style-name="P15"><text:s text:c="18"/>&lt;xs:annotation&gt;</text:p>
      <text:p text:style-name="P15"><text:s text:c="20"/>&lt;xs:documentation&gt;</text:p>
      <text:p text:style-name="P15"><text:s text:c="22"/>Allows grouping and replication of multiple locations.</text:p>
      <text:p text:style-name="P15"><text:s text:c="20"/>&lt;/xs:documentation&gt;</text:p>
      <text:p text:style-name="P15"><text:s text:c="18"/>&lt;/xs:annotation&gt;</text:p>
      <text:p text:style-name="P15"><text:s text:c="16"/>&lt;/xs:element&gt;</text:p>
      <text:p text:style-name="P15"><text:s text:c="16"/>&lt;xs:element name="bit" type="bitType" minOccurs="0" maxOccurs="1"&gt;</text:p>
      <text:p text:style-name="P15"><text:s text:c="18"/>&lt;xs:annotation&gt;</text:p>
      <text:p text:style-name="P15"><text:s text:c="20"/>&lt;xs:documentation&gt;</text:p>
      <text:p text:style-name="P15"><text:s text:c="22"/>Describes a bit field in the data. </text:p>
      <text:p text:style-name="P15"><text:s text:c="22"/>The field can be considered either a number, </text:p>
      <text:p text:style-name="P15"><text:s text:c="22"/>or a set of specific coded values via a map.</text:p>
      <text:p text:style-name="P15"><text:s text:c="20"/>&lt;/xs:documentation&gt;</text:p>
      <text:p text:style-name="P15"><text:s text:c="18"/>&lt;/xs:annotation&gt;</text:p>
      <text:p text:style-name="P15"><text:s text:c="16"/>&lt;/xs:element&gt;</text:p>
      <text:p text:style-name="P15"><text:s text:c="16"/>&lt;xs:element name="string" type="stringType" minOccurs="0" maxOccurs="1"&gt;</text:p>
      <text:p text:style-name="P15"><text:s text:c="18"/>&lt;xs:annotation&gt;</text:p>
      <text:p text:style-name="P15"><text:s text:c="20"/>&lt;xs:documentation&gt;</text:p>
      <text:p text:style-name="P15"><text:s text:c="22"/>Describes a human-readable UTF-8 string in the data.</text:p>
      <text:p text:style-name="P15"><text:s text:c="20"/>&lt;/xs:documentation&gt;</text:p>
      <text:p text:style-name="P15"><text:s text:c="18"/>&lt;/xs:annotation&gt;</text:p>
      <text:p text:style-name="P15"><text:s text:c="16"/>&lt;/xs:element&gt;</text:p>
      <text:p text:style-name="P15"><text:s text:c="16"/>&lt;xs:element name="int" type="intType" minOccurs="0" maxOccurs="1"&gt;</text:p>
      <text:p text:style-name="P15"><text:s text:c="18"/>&lt;xs:annotation&gt;</text:p>
      <text:p text:style-name="P15"><text:s text:c="20"/>&lt;xs:documentation&gt;</text:p>
      <text:p text:style-name="P15"><text:s text:c="22"/>Describes an integer value in the data. </text:p>
      <text:p text:style-name="P15"><text:s text:c="22"/>The field can be considered either a number, </text:p>
      <text:p text:style-name="P15"><text:s text:c="22"/>or a set of specific coded values via a map.</text:p>
      <text:p text:style-name="P15"><text:s text:c="20"/>&lt;/xs:documentation&gt;</text:p>
      <text:p text:style-name="P15"><text:s text:c="18"/>&lt;/xs:annotation&gt;</text:p>
      <text:p text:style-name="P15"><text:s text:c="16"/>&lt;/xs:element&gt;</text:p>
      <text:p text:style-name="P15"><text:s text:c="16"/>&lt;xs:element name="eventid" type="eventidType" minOccurs="0" maxOccurs="1"&gt;</text:p>
      <text:p text:style-name="P15"><text:s text:c="18"/>&lt;xs:annotation&gt;</text:p>
      <text:p text:style-name="P15"><text:s text:c="20"/>&lt;xs:documentation&gt;</text:p>
      <text:p text:style-name="P15"><text:s text:c="22"/>Describes an 8-byte Event ID in the data.</text:p>
      <text:p text:style-name="P15"><text:s text:c="20"/>&lt;/xs:documentation&gt;</text:p>
      <text:p text:style-name="P15"><text:s text:c="18"/>&lt;/xs:annotation&gt;</text:p>
      <text:p text:style-name="P15"><text:s text:c="16"/>&lt;/xs:element&gt;</text:p>
      <text:p text:style-name="P15"/>
      <text:p text:style-name="P15">&lt;!-- </text:p>
      <text:p text:style-name="P15"><text:s text:c="16"/>XML Schema 1.1 construct expressing extensibility promise</text:p>
      <text:p text:style-name="P15"><text:s text:c="16"/>&lt;xs:any minOccurs="0" maxOccurs="1" processContents="lax"&gt;</text:p>
      <text:p text:style-name="P15"><text:s text:c="16"/>&lt;xs:assert test="every $x in * satisfies </text:p>
      <text:p text:style-name="P15"><text:s text:c="36"/>(exists($x/@size) and $x/@size castable to xs:integer)"/&gt; </text:p>
      <text:p text:style-name="P15"><text:s text:c="16"/>&lt;xs:assert test="every $x in * satisfies </text:p>
      <text:p text:style-name="P15"><text:s text:c="36"/>(exists($x/@offset) and $x/@offset castable to xs:integer)"/&gt; </text:p>
      <text:p text:style-name="P15"><text:s text:c="18"/>&lt;xs:annotation&gt;</text:p>
      <text:p text:style-name="P15"><text:s text:c="20"/>&lt;xs:documentation&gt;</text:p>
      <text:p text:style-name="P15"><text:s text:c="22"/>Extension point for future schema</text:p>
      <text:p text:style-name="P15"><text:s text:c="20"/>&lt;/xs:documentation&gt;</text:p>
      <text:p text:style-name="P15"><text:s text:c="18"/>&lt;/xs:annotation&gt;</text:p>
      <text:p text:style-name="P15"><text:s text:c="16"/>&lt;/xs:any&gt;</text:p>
      <text:p text:style-name="P15"><text:s/>--&gt;</text:p>
      <text:p text:style-name="P15"><text:s text:c="16"/></text:p>
      <text:p text:style-name="P15"><text:s text:c="14"/>&lt;/xs:choice&gt;</text:p>
      <text:p text:style-name="P15"><text:s text:c="12"/>&lt;/xs:sequence&gt;</text:p>
      <text:p text:style-name="P15"><text:s text:c="12"/>&lt;xs:attribute name="space" type="xs:int" use="required"&gt;</text:p>
      <text:p text:style-name="P15"><text:s text:c="14"/>&lt;xs:annotation&gt;</text:p>
      <text:p text:style-name="P15"><text:s text:c="16"/>&lt;xs:documentation&gt;</text:p>
      <text:p text:style-name="P15"><text:s text:c="18"/>The decimal number of the address space where the information is found.</text:p>
      <text:p text:style-name="P15"><text:s text:c="16"/>&lt;/xs:documentation&gt;</text:p>
      <text:p text:style-name="P15"><text:s text:c="14"/>&lt;/xs:annotation&gt;</text:p>
      <text:p text:style-name="P15"><text:s text:c="12"/>&lt;/xs:attribute&gt;</text:p>
      <text:p text:style-name="P15"><text:s text:c="12"/>&lt;xs:attribute name="origin" type="xs:int" default="0"&gt;</text:p>
      <text:p text:style-name="P15"><text:s text:c="14"/>&lt;xs:annotation&gt;</text:p>
      <text:p text:style-name="P15"><text:s text:c="16"/>&lt;xs:documentation&gt;</text:p>
      <text:p text:style-name="P15"><text:s text:c="18"/>Starting address of the segment's contents </text:p>
      <text:p text:style-name="P15"><text:s text:c="18"/>within the memory space.</text:p>
      <text:p text:style-name="P15"><text:s text:c="16"/>&lt;/xs:documentation&gt;</text:p>
      <text:p text:style-name="P15"><text:s text:c="14"/>&lt;/xs:annotation&gt;</text:p>
      <text:p text:style-name="P15"><text:s text:c="12"/>&lt;/xs:attribute&gt;</text:p>
      <text:p text:style-name="P15"><text:s text:c="10"/>&lt;/xs:complexType&gt;</text:p>
      <text:p text:style-name="P15"><text:s text:c="8"/>&lt;/xs:element&gt;</text:p>
      <text:p text:style-name="P15"><text:s text:c="6"/>&lt;/xs:sequence&gt;</text:p>
      <text:p text:style-name="P15"><text:soft-page-break/><text:s text:c="4"/>&lt;/xs:complexType&gt;</text:p>
      <text:p text:style-name="P15"><text:s text:c="2"/>&lt;/xs:element&gt;</text:p>
      <text:p text:style-name="P15">&lt;/xs:schema&gt;<text:change-end text:change-id="ct140450195679632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6"><text:s/>1 Introduction (Informative)<text:tab/>1</text:p>
          <text:p text:style-name="P16"><text:s/>2 Intended Use (Informative)<text:tab/>1</text:p>
          <text:p text:style-name="P16"><text:s/>3 References and Context (Informative)<text:tab/>1</text:p>
          <text:p text:style-name="P16"><text:s/>4 Content (normative)<text:tab/>1</text:p>
          <text:p text:style-name="P16"><text:s/>5 Format (normative)<text:tab/>2</text:p>
          <text:p text:style-name="P17"><text:s/>5.1 XML Elements<text:tab/>2</text:p>
          <text:p text:style-name="P18"><text:s/>5.1.1 &lt;identification&gt; Element<text:tab/>2</text:p>
          <text:p text:style-name="P18"><text:s/>5.1.2 &lt;acdi&gt; Element<text:tab/>2</text:p>
          <text:p text:style-name="P18"><text:s/>5.1.3 &lt;segment&gt; Element<text:tab/>2</text:p>
          <text:p text:style-name="P16"><text:s/>6 Future Extension<text:tab/>2</text:p>
          <text:p text:style-name="P16"><text:s/>7 Appendix<text:tab/>2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prefix="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I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." style:num-format="i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40450193796112" text:id="ct140450193796112">
            <text:deletion>
              <office:change-info>
                <dc:creator>Bob Jacobsen</dc:creator>
                <dc:date>2015-02-07T15:26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7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140450193796112"/> Configuration Desciption Information Standard</text:p>
      </style:header>
      <style:footer>
        <text:tracked-changes>
          <text:changed-region xml:id="ct140450199245840" text:id="ct140450199245840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4"><text:span text:style-name="Page_20_Number"><text:span text:style-name="MT2">Copyright 2012</text:span></text:span><text:change-start text:change-id="ct140450199245840"/><text:span text:style-name="Page_20_Number"><text:span text:style-name="MT2">-2015</text:span></text:span><text:change-end text:change-id="ct140450199245840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9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08T11:45:59">Feb 8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817585301837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8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8T11:45:59">Feb 8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40450198004816" text:id="ct140450198004816">
            <text:insertion>
              <office:change-info>
                <dc:creator>Bob Jacobsen</dc:creator>
                <dc:date>2015-02-07T15:25:00</dc:date>
              </office:change-info>
            </text:insertion>
          </text:changed-region>
        </text:tracked-changes>
        <text:p text:style-name="MP8"><text:span text:style-name="Page_20_Number"><text:span text:style-name="MT2">Copyright 2012</text:span></text:span><text:change-start text:change-id="ct140450198004816"/><text:span text:style-name="Page_20_Number"><text:span text:style-name="MT2">-2015</text:span></text:span><text:change-end text:change-id="ct140450198004816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9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5-02-08T11:45:59">Feb 8, 2015</text:date></text:span></text:span></text:p>
        <text:p text:style-name="MP9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(title) Standard</dc:title>
    <meta:initial-creator>Alex Shepherd</meta:initial-creator>
    <meta:creation-date>2009-01-22T07:11:27</meta:creation-date>
    <meta:editing-cycles>106</meta:editing-cycles>
    <meta:editing-duration>PT15H6M13S</meta:editing-duration>
    <meta:generator>OpenOffice/4.1.0$Unix OpenOffice.org_project/410m18$Build-9764</meta:generator>
    <dc:date>2015-02-08T11:45:59</dc:date>
    <dc:creator>Bob Jacobsen</dc:creator>
    <meta:document-statistic meta:table-count="1" meta:image-count="1" meta:object-count="0" meta:page-count="9" meta:paragraph-count="403" meta:word-count="1678" meta:character-count="17804"/>
    <meta:user-defined meta:name="Info 1"/>
    <meta:user-defined meta:name="Info 2"/>
    <meta:user-defined meta:name="Info 3"/>
    <meta:user-defined meta:name="Info 4"/>
  </office:meta>
</office:document-meta>
</file>